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9pt" style:font-size-asian="19pt" style:font-size-complex="19pt"/>
    </style:style>
    <style:style style:name="P3" style:parent-style-name="Normal" style:family="paragraph">
      <style:text-properties fo:font-size="19pt" style:font-size-asian="19pt" style:font-size-complex="19pt"/>
    </style:style>
    <style:style style:name="P4" style:parent-style-name="Normal" style:family="paragraph">
      <style:text-properties fo:font-size="19pt" style:font-size-asian="19pt" style:font-size-complex="19pt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c5e0b4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b4c7e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b4c7e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1312" draw:id="id0" draw:style-name="a0" draw:name="Zone de texte 5" text:anchor-type="paragraph" svg:x="1.59931in" svg:y="2.86319in" svg:width="2.36111in" svg:height="0.54167in" style:rel-width="scale" style:rel-height="scale"><draw:text-box><text:p text:style-name="P2">Prédictions matchs<text:s/></text:p><text:p text:style-name="Normal"/></draw:text-box><svg:title/><svg:desc/></draw:frame><draw:connector draw:type="line" svg:x1="4.32153in" svg:y1="1.15486in" svg:x2="3.15486in" svg:y2="2.80764in" draw:z-index="251664384" draw:id="id1" draw:style-name="a2" draw:name="Connecteur droit avec flèche 10" text:anchor-type="paragraph"><svg:title/><svg:desc/></draw:connector><draw:connector draw:type="line" svg:x1="5.30764in" svg:y1="1.14097in" svg:x2="6.98819in" svg:y2="2.76597in" draw:z-index="251666432" draw:id="id2" draw:style-name="a4" draw:name="Connecteur droit avec flèche 11" text:anchor-type="paragraph"><svg:title/><svg:desc/></draw:connector><draw:frame draw:z-index="251663360" draw:id="id3" draw:style-name="a5" draw:name="Zone de texte 6" text:anchor-type="paragraph" svg:x="5.83542in" svg:y="2.86319in" svg:width="2.36111in" svg:height="0.54167in" style:rel-width="scale" style:rel-height="scale"><draw:text-box><text:p text:style-name="P3">Prédictions Stats</text:p><text:p text:style-name="Normal"/></draw:text-box><svg:title/><svg:desc/></draw:frame><draw:frame draw:z-index="251659264" draw:id="id4" draw:style-name="a6" draw:name="Zone de texte 3" text:anchor-type="paragraph" svg:x="2.33542in" svg:y="-0.01181in" svg:width="5.27778in" svg:height="1.13889in" style:rel-width="scale" style:rel-height="scale"><draw:text-box><text:p text:style-name="P4">Page d’accueil (affichage des prochains matchs, premières prédictions, quelques premiers stats)</text:p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  <draw:marker draw:name="a3" svg:viewBox="0 0 20 30" svg:d="m10 0-10 30h20z"/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rta Balasoupramaniane</meta:initial-creator>
    <dc:creator>Amrta Balasoupramaniane</dc:creator>
    <meta:creation-date>2020-04-13T11:57:00Z</meta:creation-date>
    <dc:date>2020-04-14T09:02:00Z</dc:date>
    <meta:template xlink:href="Normal.dotm" xlink:type="simple"/>
    <meta:editing-cycles>1</meta:editing-cycles>
    <meta:editing-duration>PT4680S</meta:editing-duration>
    <meta:document-statistic meta:page-count="1" meta:paragraph-count="1" meta:word-count="0" meta:character-count="5" meta:row-count="1" meta:non-whitespace-character-count="5"/>
  </office:meta>
</office:document-meta>
</file>